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77000000125142FE91682DEF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T Sans Narrow1" svg:font-family="'PT Sans Narrow', sans-serif"/>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Arial Unicode MS1"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PT Sans Narrow2" svg:font-family="'PT Sans Narrow'" style:font-family-generic="system" style:font-pitch="variable"/>
    <style:font-face style:name="Trebuchet MS1" svg:font-family="'Trebuchet MS'" style:font-family-generic="system" style:font-pitch="variable"/>
  </office:font-face-decls>
  <office:automatic-styles>
    <style:style style:name="P1" style:family="paragraph" style:parent-style-name="Subtitle">
      <loext:graphic-properties draw:fill="none" draw:fill-color="#ffffff"/>
      <style:paragraph-properties fo:margin-left="0in" fo:margin-right="0in" fo:margin-top="0.4165in" fo:margin-bottom="0in" loext:contextual-spacing="false" fo:line-height="100%" fo:text-align="end" style:justify-single-word="false" fo:text-indent="0in" style:auto-text-indent="false" fo:break-before="auto" fo:break-after="auto" fo:background-color="transparent" fo:padding="0in" fo:border="none" style:shadow="none"/>
    </style:style>
    <style:style style:name="P2" style:family="paragraph" style:parent-style-name="Heading_20_1">
      <style:paragraph-properties fo:margin-left="0in" fo:margin-right="0in" fo:text-indent="0in" style:auto-text-indent="false"/>
    </style:style>
    <style:style style:name="P3" style:family="paragraph" style:parent-style-name="normal">
      <style:paragraph-properties fo:margin-left="0in" fo:margin-right="0in" fo:text-indent="0in" style:auto-text-indent="false"/>
    </style:style>
    <style:style style:name="P4" style:family="paragraph" style:parent-style-name="normal">
      <loext:graphic-properties draw:fill="none" draw:fill-color="#ffffff"/>
      <style:paragraph-properties fo:margin-top="0.0835in" fo:margin-bottom="0.139in" loext:contextual-spacing="false" fo:line-height="100%" fo:break-before="auto" fo:break-after="auto" fo:background-color="transparent" fo:padding="0in" fo:border="none" style:shadow="none"/>
    </style:style>
    <style:style style:name="P5" style:family="paragraph" style:parent-style-name="normal">
      <loext:graphic-properties draw:fill="none" draw:fill-color="#ffffff"/>
      <style:paragraph-properties fo:margin-top="0.4165in" fo:margin-bottom="0in" loext:contextual-spacing="false" fo:line-height="100%" fo:break-before="auto" fo:break-after="auto" fo:background-color="transparent" fo:padding="0in" fo:border="none" style:shadow="none"/>
    </style:style>
    <style:style style:name="P6" style:family="paragraph" style:parent-style-name="normal">
      <loext:graphic-properties draw:fill="none" draw:fill-color="#ffffff"/>
      <style:paragraph-properties fo:break-before="auto" fo:break-after="auto" fo:background-color="transparent" fo:padding="0in" fo:border="none" style:shadow="none"/>
    </style:style>
    <style:style style:name="P7" style:family="paragraph" style:parent-style-name="normal">
      <loext:graphic-properties draw:fill="none" draw:fill-color="#ffffff"/>
      <style:paragraph-properties fo:line-height="100%" fo:break-before="auto" fo:break-after="auto" fo:background-color="transparent" fo:padding="0in" fo:border="none" style:shadow="none"/>
      <style:text-properties fo:color="#008575" style:font-name="PT Sans Narrow" fo:font-size="16pt" style:font-name-asian="PT Sans Narrow2" style:font-size-asian="16pt" style:font-name-complex="PT Sans Narrow2" style:font-size-complex="16pt"/>
    </style:style>
    <style:style style:name="P8" style:family="paragraph" style:parent-style-name="Subtitle">
      <loext:graphic-properties draw:fill="none" draw:fill-color="#ffffff"/>
      <style:paragraph-properties fo:break-before="auto" fo:break-after="auto" fo:background-color="transparent" fo:padding="0in" fo:border="none" style:shadow="none"/>
    </style:style>
    <style:style style:name="P9" style:family="paragraph" style:parent-style-name="normal">
      <loext:graphic-properties draw:fill="none" draw:fill-color="#ffffff"/>
      <style:paragraph-properties fo:margin-top="0in" fo:margin-bottom="0in" loext:contextual-spacing="false" fo:line-height="100%" fo:break-before="auto" fo:break-after="auto" fo:background-color="transparent" fo:padding="0in" fo:border="none" style:shadow="none"/>
    </style:style>
    <style:style style:name="P10" style:family="paragraph" style:parent-style-name="normal">
      <loext:graphic-properties draw:fill="none" draw:fill-color="#ffffff"/>
      <style:paragraph-properties fo:margin-top="0in" fo:margin-bottom="0in" loext:contextual-spacing="false" fo:line-height="100%" fo:break-before="auto" fo:break-after="auto" fo:background-color="transparent" fo:padding="0in" fo:border="none" style:shadow="none"/>
      <style:text-properties style:font-name="PT Sans Narrow" fo:font-size="14pt" officeooo:rsid="001f5b61" officeooo:paragraph-rsid="001f5b61" style:font-name-asian="PT Sans Narrow2" style:font-size-asian="14pt" style:font-name-complex="PT Sans Narrow2" style:font-size-complex="14pt"/>
    </style:style>
    <style:style style:name="P11" style:family="paragraph" style:parent-style-name="normal">
      <loext:graphic-properties draw:fill="none" draw:fill-color="#ffffff"/>
      <style:paragraph-properties fo:margin-top="0in" fo:margin-bottom="0in" loext:contextual-spacing="false" fo:line-height="100%" fo:background-color="transparent" fo:padding="0in" fo:border="none" style:shadow="none"/>
      <style:text-properties officeooo:rsid="001f5b61" officeooo:paragraph-rsid="001f5b61"/>
    </style:style>
    <style:style style:name="P12" style:family="paragraph" style:parent-style-name="Heading_20_1">
      <style:paragraph-properties fo:margin-left="0in" fo:margin-right="-0.25in" fo:text-indent="0in" style:auto-text-indent="false"/>
    </style:style>
    <style:style style:name="P13" style:family="paragraph" style:parent-style-name="Text_20_body">
      <style:paragraph-properties fo:margin-left="0in" fo:margin-right="-0.25in" fo:text-indent="0in" style:auto-text-indent="false"/>
      <style:text-properties officeooo:rsid="001f5b61"/>
    </style:style>
    <style:style style:name="P14" style:family="paragraph" style:parent-style-name="normal">
      <style:paragraph-properties fo:margin-left="0in" fo:margin-right="-0.25in" fo:text-indent="0in" style:auto-text-indent="false"/>
    </style:style>
    <style:style style:name="P15" style:family="paragraph" style:parent-style-name="normal">
      <style:paragraph-properties fo:margin-left="0in" fo:margin-right="-0.25in" fo:text-indent="0in" style:auto-text-indent="false"/>
      <style:text-properties officeooo:rsid="001f5b61"/>
    </style:style>
    <style:style style:name="P16" style:family="paragraph" style:parent-style-name="normal">
      <style:paragraph-properties fo:margin-left="0in" fo:margin-right="-0.25in" fo:text-align="start" style:justify-single-word="false" fo:text-indent="0in" style:auto-text-indent="false"/>
    </style:style>
    <style:style style:name="P17" style:family="paragraph" style:parent-style-name="normal">
      <style:paragraph-properties fo:margin-left="0in" fo:margin-right="-0.25in" fo:text-indent="0in" style:auto-text-indent="false"/>
      <style:text-properties fo:font-size="12pt" officeooo:paragraph-rsid="0027874b" style:font-size-asian="12pt" style:font-size-complex="12pt"/>
    </style:style>
    <style:style style:name="P18" style:family="paragraph" style:parent-style-name="normal">
      <loext:graphic-properties draw:fill="none" draw:fill-color="#ffffff"/>
      <style:paragraph-properties fo:margin-left="0in" fo:margin-right="-0.25in" fo:text-indent="0in" style:auto-text-indent="false" fo:break-before="auto" fo:break-after="auto" fo:background-color="transparent" fo:padding="0in" fo:border="none" style:shadow="none"/>
    </style:style>
    <style:style style:name="P19" style:family="paragraph" style:parent-style-name="Title">
      <loext:graphic-properties draw:fill="none" draw:fill-color="#ffffff"/>
      <style:paragraph-properties fo:margin-left="0in" fo:margin-right="-0.4374in" fo:text-indent="0in" style:auto-text-indent="false" fo:break-before="auto" fo:break-after="auto" fo:background-color="transparent" fo:padding="0in" fo:border="none" style:shadow="none"/>
    </style:style>
    <style:style style:name="P20" style:family="paragraph" style:parent-style-name="normal">
      <style:paragraph-properties fo:margin-left="0.5in" fo:margin-right="0in" fo:text-indent="0in" style:auto-text-indent="false"/>
    </style:style>
    <style:style style:name="P21" style:family="paragraph" style:parent-style-name="normal">
      <style:paragraph-properties fo:margin-left="0.5in" fo:margin-right="0in" fo:text-indent="0in" style:auto-text-indent="false"/>
      <style:text-properties officeooo:paragraph-rsid="00251201"/>
    </style:style>
    <style:style style:name="P22" style:family="paragraph" style:parent-style-name="normal">
      <style:text-properties fo:font-size="16pt" style:font-size-asian="16pt" style:font-size-complex="16pt"/>
    </style:style>
    <style:style style:name="P23" style:family="paragraph" style:parent-style-name="normal">
      <style:paragraph-properties fo:line-height="100%"/>
      <style:text-properties fo:color="#008575" style:font-name="PT Sans Narrow" fo:font-size="16pt" style:font-name-asian="PT Sans Narrow2" style:font-size-asian="16pt" style:font-name-complex="PT Sans Narrow2" style:font-size-complex="16pt"/>
    </style:style>
    <style:style style:name="P24" style:family="paragraph" style:parent-style-name="normal">
      <loext:graphic-properties draw:fill="none" draw:fill-color="#ffffff"/>
      <style:paragraph-properties fo:margin-top="0in" fo:margin-bottom="1in" loext:contextual-spacing="false" fo:line-height="120%" fo:break-before="auto" fo:break-after="auto" fo:background-color="transparent" fo:padding="0in" fo:border="none" style:shadow="none"/>
      <style:text-properties style:font-name="Arial Unicode MS" fo:font-size="18pt" fo:font-weight="bold" style:font-name-asian="Arial Unicode MS1" style:font-size-asian="18pt" style:font-weight-asian="bold" style:font-name-complex="Arial Unicode MS1" style:font-size-complex="18pt"/>
    </style:style>
    <style:style style:name="P25" style:family="paragraph" style:parent-style-name="Text_20_body">
      <style:paragraph-properties fo:margin-left="0in" fo:margin-right="-0.25in" fo:text-align="start" style:justify-single-word="false" fo:text-indent="0in" style:auto-text-indent="false"/>
      <style:text-properties fo:font-size="12pt" style:font-size-asian="12pt" style:font-size-complex="12pt"/>
    </style:style>
    <style:style style:name="P26" style:family="paragraph" style:parent-style-name="Standard">
      <loext:graphic-properties draw:fill="none" draw:fill-color="#ffffff"/>
      <style:paragraph-properties fo:margin-left="0in" fo:margin-right="-0.25in" fo:text-indent="0in" style:auto-text-indent="false" fo:background-color="transparent" fo:padding="0in" fo:border="none" style:shadow="none"/>
      <style:text-properties fo:font-size="12pt" style:font-size-asian="12pt" style:font-size-complex="12pt"/>
    </style:style>
    <style:style style:name="P27" style:family="paragraph" style:parent-style-name="Heading_20_2" style:master-page-name="First_20_Page">
      <loext:graphic-properties draw:fill="none" draw:fill-color="#ffffff"/>
      <style:paragraph-properties fo:margin-top="0in" fo:margin-bottom="0in" loext:contextual-spacing="false" fo:line-height="120%" style:page-number="auto" fo:break-before="auto" fo:break-after="auto" fo:background-color="transparent" fo:padding="0in" fo:border="none" style:shadow="none"/>
      <style:text-properties fo:color="#695d46" style:font-name="Open Sans" fo:font-size="12pt" style:font-name-asian="Open Sans1" style:font-size-asian="12pt" style:font-name-complex="Open Sans1" style:font-size-complex="12pt"/>
    </style:style>
    <style:style style:name="P28" style:family="paragraph" style:parent-style-name="Heading_20_2" style:list-style-name="WWNum3">
      <style:paragraph-properties fo:margin-left="0.5in" fo:margin-right="0in" fo:text-indent="-0.25in" style:auto-text-indent="false"/>
    </style:style>
    <style:style style:name="P29" style:family="paragraph" style:parent-style-name="Heading_20_2" style:list-style-name="WWNum1">
      <style:paragraph-properties fo:margin-left="0.5in" fo:margin-right="0in" fo:text-indent="-0.25in" style:auto-text-indent="false"/>
    </style:style>
    <style:style style:name="P30" style:family="paragraph" style:parent-style-name="normal" style:list-style-name="WWNum2">
      <style:paragraph-properties fo:margin-left="1in" fo:margin-right="0in" fo:margin-top="0.0835in" fo:margin-bottom="0in" loext:contextual-spacing="false" fo:text-indent="-0.25in" style:auto-text-indent="false"/>
    </style:style>
    <style:style style:name="P31" style:family="paragraph" style:parent-style-name="normal" style:list-style-name="WWNum2">
      <style:paragraph-properties fo:margin-left="1in" fo:margin-right="0in" fo:margin-top="0in" fo:margin-bottom="0in" loext:contextual-spacing="false" fo:text-indent="-0.25in" style:auto-text-indent="false"/>
    </style:style>
    <style:style style:name="T1" style:family="text">
      <style:text-properties fo:color="#000000"/>
    </style:style>
    <style:style style:name="T2" style:family="text">
      <style:text-properties style:font-name="PT Sans Narrow" fo:font-size="14pt" style:font-name-asian="PT Sans Narrow2" style:font-size-asian="14pt" style:font-name-complex="PT Sans Narrow2" style:font-size-complex="14pt"/>
    </style:style>
    <style:style style:name="T3" style:family="text">
      <style:text-properties style:font-name="PT Sans Narrow" fo:font-size="14pt" officeooo:rsid="001f5b61" style:font-name-asian="PT Sans Narrow2" style:font-size-asian="14pt" style:font-name-complex="PT Sans Narrow2" style:font-size-complex="14pt"/>
    </style:style>
    <style:style style:name="T4" style:family="text">
      <style:text-properties fo:font-size="12pt" style:font-size-asian="12pt" style:font-size-complex="12pt"/>
    </style:style>
    <style:style style:name="T5" style:family="text">
      <style:text-properties fo:font-size="12pt" officeooo:rsid="0027874b" style:font-size-asian="12pt" style:font-size-complex="12pt"/>
    </style:style>
    <style:style style:name="T6" style:family="text">
      <style:text-properties fo:font-size="12pt" officeooo:rsid="002832e6" style:font-size-asian="12pt" style:font-size-complex="12pt"/>
    </style:style>
    <style:style style:name="T7" style:family="text">
      <style:text-properties fo:font-size="23pt" style:font-size-asian="23pt" style:font-size-complex="23pt"/>
    </style:style>
    <style:style style:name="T8" style:family="text">
      <style:text-properties fo:font-size="23pt" officeooo:rsid="002698b2" style:font-size-asian="23pt" style:font-size-complex="23pt"/>
    </style:style>
    <style:style style:name="T9" style:family="text">
      <style:text-properties fo:font-size="23pt" officeooo:rsid="0027874b" style:font-size-asian="23pt" style:font-size-complex="23pt"/>
    </style:style>
    <style:style style:name="T10" style:family="text">
      <style:text-properties fo:font-size="23pt" officeooo:rsid="00292168" style:font-size-asian="23pt" style:font-size-complex="23pt"/>
    </style:style>
    <style:style style:name="T11" style:family="text">
      <style:text-properties fo:color="#1155cc" fo:font-size="23pt" style:text-underline-style="solid" style:text-underline-width="auto" style:text-underline-color="font-color" style:font-size-asian="23pt" style:font-size-complex="23pt"/>
    </style:style>
    <style:style style:name="T12" style:family="text">
      <style:text-properties officeooo:rsid="001f5b61"/>
    </style:style>
    <style:style style:name="T13" style:family="text">
      <style:text-properties officeooo:rsid="001fd817"/>
    </style:style>
    <style:style style:name="T14" style:family="text">
      <style:text-properties officeooo:rsid="0024b1c6"/>
    </style:style>
    <style:style style:name="T15" style:family="text">
      <style:text-properties officeooo:rsid="0027874b"/>
    </style:style>
    <style:style style:name="T16" style:family="text">
      <style:text-properties fo:font-variant="normal" fo:text-transform="none" fo:color="#ff5e0e" style:text-line-through-style="none" style:text-line-through-type="none" style:font-name="PT Sans Narrow1" fo:font-size="23pt" fo:font-style="normal" style:text-underline-style="none" fo:font-weight="bold" style:text-blinking="false" fo:background-color="transparent" loext:char-shading-value="0" style:font-size-asian="16pt" style:font-size-complex="16pt"/>
    </style:style>
    <style:style style:name="T17" style:family="text">
      <style:text-properties fo:font-variant="normal" fo:text-transform="none" fo:color="#1155cc" style:text-line-through-style="none" style:text-line-through-type="none" style:font-name="PT Sans Narrow1" fo:font-size="23pt" fo:font-style="normal" style:text-underline-style="solid" style:text-underline-width="auto" style:text-underline-color="font-color" fo:font-weight="bold" officeooo:rsid="002816aa" style:text-blinking="false" fo:background-color="transparent" loext:char-shading-value="0" style:font-size-asian="16pt" style:font-size-complex="16pt"/>
    </style:style>
    <style:style style:name="T18" style:family="text">
      <style:text-properties officeooo:rsid="002832e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_z6ne0og04bp5"/><text:s/></text:p>
      <text:p text:style-name="P6"/>
      <text:p text:style-name="P19"><text:span text:style-name="T12">Raffle Card</text:span> Website</text:p>
      <text:p text:style-name="P8"><text:bookmark text:name="_ng30guuqqp2v"/>1<text:span text:style-name="T12">8</text:span>.0<text:span text:style-name="T12">6</text:span>.2022</text:p>
      <text:p text:style-name="P24">─</text:p>
      <text:p text:style-name="P7">Proposed to: </text:p>
      <text:p text:style-name="P9"><text:span text:style-name="T2">Mr. </text:span><text:span text:style-name="T3">Bashar Francis</text:span></text:p>
      <text:p text:style-name="P23">Proposed by:</text:p>
      <text:p text:style-name="P10">Ahmad Jaba<text:span text:style-name="T15">k</text:span></text:p>
      <text:p text:style-name="P11"><text:span text:style-name="T3">A</text:span><text:span text:style-name="T2">li Shamas <text:s/></text:span></text:p>
      <text:p text:style-name="P10">Ali AlMasri</text:p>
      <text:p text:style-name="P12"><text:bookmark text:name="_au51mny0sx6"/>Introduction</text:p>
      <text:p text:style-name="P13">Based on our online meeting and discussion, we have identified the needs and solutions that we will be addressing on the <text:span text:style-name="T13">R</text:span>affle <text:span text:style-name="T13">C</text:span>ard website.</text:p>
      <text:p text:style-name="Text_20_body">Thank you for giving us the opportunity to submit a proposition for the design of the Raffle Card Website. We hope that we will fulfill your needs, and if we work together, we will create a dynamic website that is professional yet simple to navigate.</text:p>
      <text:p text:style-name="P15"/>
      <text:p text:style-name="P12"><text:bookmark text:name="_3at9u9s4e0vp"/>Needs</text:p>
      <text:p text:style-name="P17">RaffleBox plans to build a website that will allow the company to showcase and display cards or tickets for users to gamble and donate at the same time.</text:p>
      <text:p text:style-name="P12"><text:bookmark text:name="_4p7xi5bvhxdr"/><text:soft-page-break/>Solutions</text:p>
      <text:p text:style-name="P18"><text:span text:style-name="T4">The aim of the website </text:span><text:span text:style-name="T5">is to get people involved </text:span><text:span text:style-name="T6">through online gambling </text:span><text:span text:style-name="T5">in the donation process for charities.</text:span></text:p>
      <text:p text:style-name="P26"/>
      <text:p text:style-name="P12"><text:bookmark text:name="_yyrhu7ml5bea"/>Website Organization</text:p>
      <text:p text:style-name="P14"/>
      <text:p text:style-name="P25">The website will have 1 main page. This main page will focus on cards that are available to buy and have a contact us form. </text:p>
      <text:p text:style-name="Text_20_body">On each of these pages, the navigation bar will be displayed.</text:p>
      <text:p text:style-name="Text_20_body">The home page of the website will display a quote to encourage the website visitors to get started with their new projects!</text:p>
      <text:p text:style-name="Text_20_body">The website will have a dashboard page that requires login and will allow only company admins to make changes easily to the website without continuously having to request it from developers. This will ensure that the website stays fresh and up-to-date.</text:p>
      <text:p text:style-name="P16"/>
      <text:p text:style-name="Heading_20_1"><text:bookmark text:name="_ruu2dagrc5ry"/>The Workflow</text:p>
      <text:list xml:id="list36163556" text:style-name="WWNum3">
        <text:list-item>
          <text:p text:style-name="P28"><text:bookmark text:name="_y82n867g4wky"/>Preliminary Design</text:p>
        </text:list-item>
      </text:list>
      <text:p text:style-name="P20">Our team approved with <text:span text:style-name="T14">the client</text:span> on the design template of the website with its basic content of the pages.</text:p>
      <text:p text:style-name="P20">This will allow us as a team to focus more on the design building and functionality of the website.</text:p>
      <text:p text:style-name="P3"/>
      <text:list xml:id="list150753837498257" text:continue-numbering="true" text:style-name="WWNum3">
        <text:list-item>
          <text:p text:style-name="P28"><text:bookmark text:name="_1vr4mxmsz0wl"/>Website Development</text:p>
        </text:list-item>
      </text:list>
      <text:p text:style-name="P20">We will start the development of the website, both design and functionality aspects. We will set weekly meetings with <text:span text:style-name="T14">client</text:span> to review the progress. In those meetings we will discuss any edits, changes and additions that might be needed. </text:p>
      <text:p text:style-name="P20"/>
      <text:list xml:id="list150753918955052" text:continue-numbering="true" text:style-name="WWNum3">
        <text:list-item>
          <text:p text:style-name="P28"><text:bookmark text:name="_4qcd80codewj"/><text:soft-page-break/>Final Website Review</text:p>
        </text:list-item>
      </text:list>
      <text:p text:style-name="P20">A final meeting will be conducted with <text:span text:style-name="T14">the client</text:span> to agree on the final touches for the website and test all the functionalities. Final edits and changes can be noted, and based on the discussions we can decide if our website is ready to go live or we need more review meetings.</text:p>
      <text:p text:style-name="P20"/>
      <text:list xml:id="list150755556516610" text:continue-numbering="true" text:style-name="WWNum3">
        <text:list-item>
          <text:p text:style-name="P28"><text:bookmark text:name="_18qnfhg38zt7"/>Training</text:p>
        </text:list-item>
      </text:list>
      <text:p text:style-name="P21">A free session will be held <text:span text:style-name="T14">to train </text:span><text:span text:style-name="T18">the company’s admin on</text:span><text:span text:style-name="T14"> how to </text:span><text:span text:style-name="T18">work with</text:span><text:span text:style-name="T14"> the dashboard</text:span>.</text:p>
      <text:p text:style-name="normal"><text:tab/></text:p>
      <text:list xml:id="list150755511771840" text:continue-numbering="true" text:style-name="WWNum3">
        <text:list-item>
          <text:p text:style-name="P28"><text:bookmark text:name="_m5yawdhh876f"/>Launch</text:p>
        </text:list-item>
      </text:list>
      <text:p text:style-name="P20">Once we have achieved all the desired features and content, we will make the website go live.</text:p>
      <text:p text:style-name="P2"><text:bookmark text:name="_a7wubt74088h"/>Project Summary</text:p>
      <text:list xml:id="list1708453641" text:style-name="WWNum1">
        <text:list-item>
          <text:p text:style-name="P29"><text:bookmark text:name="_od4r3omii7of"/>Overview</text:p>
        </text:list-item>
      </text:list>
      <text:p text:style-name="P20">Our team will be developing a website for the Rafflebox Company, which is a company that provides cards or tickets to sell. The aim of this website is to display the cards that are for sale and the charity that 50% of total funds will go to.</text:p>
      <text:p text:style-name="P20"/>
      <text:list xml:id="list150755230512385" text:continue-numbering="true" text:style-name="WWNum1">
        <text:list-item>
          <text:p text:style-name="P29"><text:bookmark text:name="_8kxa94xjoeb9"/>Technical Requirements</text:p>
        </text:list-item>
      </text:list>
      <text:p text:style-name="P20">The website will use the following technologies:</text:p>
      <text:list xml:id="list2222534527" text:style-name="WWNum2">
        <text:list-item>
          <text:p text:style-name="P30">Frontend: ReactJS</text:p>
        </text:list-item>
        <text:list-item>
          <text:p text:style-name="P31">Backend: Node JS, Express JS</text:p>
        </text:list-item>
        <text:list-item>
          <text:p text:style-name="P31">Database: MongoDB </text:p>
        </text:list-item>
      </text:list>
      <text:p text:style-name="P3"/>
      <text:p text:style-name="P3"/>
      <text:p text:style-name="P3"/>
      <text:list xml:id="list150754631679723" text:continue-list="list150755230512385" text:style-name="WWNum1">
        <text:list-item>
          <text:p text:style-name="P29"><text:bookmark text:name="_l8hu7b42pfog"/><text:soft-page-break/>Website Training</text:p>
        </text:list-item>
      </text:list>
      <text:p text:style-name="P20">A free training session will be held with <text:span text:style-name="T14">the company’s admin to train them how to handle with the dashboard</text:span>.</text:p>
      <text:p text:style-name="P20"/>
      <text:p text:style-name="P20"/>
      <text:p text:style-name="P2"><text:bookmark text:name="_1bs7ruao8fnx"/><text:span text:style-name="T7">Total Project Bid: <text:s text:c="8"/>US</text:span><text:span text:style-name="T9">D</text:span><text:span text:style-name="T7"> </text:span><text:span text:style-name="T10">100</text:span><text:span text:style-name="T7">0.00</text:span></text:p>
      <text:p text:style-name="Standard"><text:bookmark text:name="docs-internal-guid-5d986794-7fff-ca26-aad1-f278bc5bd2d2"/><text:span text:style-name="T16">Detailed Quotation: <text:s text:c="4"/></text:span><text:a xlink:type="simple" xlink:href="../Raffle_Quotation_1.pdf" text:style-name="Internet_20_link" text:visited-style-name="Visited_20_Internet_20_Link"><text:span text:style-name="T17">Click Here</text:span></text:a></text:p>
      <text:p text:style-name="P22"/>
      <text:p text:style-name="Heading_20_1"><text:a xlink:type="simple" xlink:href="https://drive.google.com/file/d/1WwCXJYz2f1HPCydt-GR4v2naltg0imC5/view?usp=sharing" text:style-name="Standard" text:visited-style-name="Standard"><text:span text:style-name="T11"/></text:a></text:p>
      <text:p text:style-name="normal"/>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T Sans Narrow1" svg:font-family="'PT Sans Narrow', sans-serif"/>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Liberation Sans1" svg:font-family="'Liberation Sans'" style:font-family-generic="swiss" style:font-pitch="variable"/>
    <style:font-face style:name="Arial Unicode MS1" svg:font-family="'Arial Unicode MS'"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PT Sans Narrow2"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695d46" style:font-name="Open Sans" fo:font-size="12pt" fo:language="en" fo:country="US" style:letter-kerning="false" style:font-name-asian="Open Sans1" style:font-size-asian="12pt" style:language-asian="zh" style:country-asian="CN" style:font-name-complex="Ope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695d46" style:font-name="Open Sans" fo:font-size="12pt" fo:language="en" fo:country="US" style:letter-kerning="false" style:font-name-asian="Open Sans1" style:font-size-asian="12pt" style:language-asian="zh" style:country-asian="CN" style:font-name-complex="Ope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ormal" style:family="paragraph">
      <style:paragraph-properties fo:margin-top="0.0835in" fo:margin-bottom="0in" loext:contextual-spacing="false" fo:line-height="115%"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top="0.3335in" fo:margin-bottom="0in" loext:contextual-spacing="false" fo:line-height="130%" fo:keep-together="always" fo:orphans="0" fo:widows="0" fo:keep-with-next="always"/>
      <style:text-properties fo:color="#ff5e0e" style:font-name="PT Sans Narrow" fo:font-family="'PT Sans Narrow'" style:font-family-generic="roman" style:font-pitch="variable" fo:font-size="19pt" fo:font-weight="bold" style:font-name-asian="PT Sans Narrow2" style:font-family-asian="'PT Sans Narrow'" style:font-family-generic-asian="system" style:font-pitch-asian="variable" style:font-size-asian="19pt" style:font-weight-asian="bold" style:font-name-complex="PT Sans Narrow2" style:font-family-complex="'PT Sans Narrow'" style:font-family-generic-complex="system" style:font-pitch-complex="variable" style:font-size-complex="19pt"/>
    </style:style>
    <style:style style:name="Heading_20_2" style:display-name="Heading 2" style:family="paragraph" style:parent-style-name="normal" style:next-style-name="normal" style:class="text">
      <style:paragraph-properties fo:margin-top="0.222in" fo:margin-bottom="0in" loext:contextual-spacing="false" fo:line-height="100%" fo:break-before="auto" fo:break-after="auto"/>
      <style:text-properties fo:color="#008575" style:font-name="PT Sans Narrow" fo:font-family="'PT Sans Narrow'" style:font-family-generic="roman" style:font-pitch="variable" fo:font-size="16pt" style:font-name-asian="PT Sans Narrow2" style:font-family-asian="'PT Sans Narrow'" style:font-family-generic-asian="system" style:font-pitch-asian="variable" style:font-size-asian="16pt" style:font-name-complex="PT Sans Narrow2" style:font-family-complex="'PT Sans Narrow'" style:font-family-generic-complex="system" style:font-pitch-complex="variable" style:font-size-complex="16pt"/>
    </style:style>
    <style:style style:name="Heading_20_3" style:display-name="Heading 3" style:family="paragraph" style:parent-style-name="normal" style:next-style-name="normal" style:class="text">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2" style:font-family-asian="'PT Sans Narrow'" style:font-family-generic-asian="system" style:font-pitch-asian="variable" style:font-size-asian="14pt" style:font-name-complex="PT Sans Narrow2" style:font-family-complex="'PT Sans Narrow'" style:font-family-generic-complex="system" style:font-pitch-complex="variable" style:font-size-complex="14pt"/>
    </style:style>
    <style:style style:name="Heading_20_4" style:display-name="Heading 4" style:family="paragraph" style:parent-style-name="normal" style:next-style-name="norma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class="chapter">
      <style:paragraph-properties fo:margin-top="0.222in" fo:margin-bottom="0in" loext:contextual-spacing="false" fo:line-height="100%" fo:break-before="auto" fo:break-after="auto"/>
      <style:text-properties style:font-name="PT Sans Narrow" fo:font-family="'PT Sans Narrow'" style:font-family-generic="roman" style:font-pitch="variable" fo:font-size="42pt" fo:font-weight="bold" style:font-name-asian="PT Sans Narrow2" style:font-family-asian="'PT Sans Narrow'" style:font-family-generic-asian="system" style:font-pitch-asian="variable" style:font-size-asian="42pt" style:font-weight-asian="bold" style:font-name-complex="PT Sans Narrow2" style:font-family-complex="'PT Sans Narrow'" style:font-family-generic-complex="system" style:font-pitch-complex="variable" style:font-size-complex="42pt"/>
    </style:style>
    <style:style style:name="Subtitle" style:family="paragraph" style:parent-style-name="normal" style:next-style-name="normal" style:class="chapter">
      <style:paragraph-properties fo:margin-top="0.139in" fo:margin-bottom="0in" loext:contextual-spacing="false" fo:line-height="100%" fo:break-before="auto" fo:break-after="auto"/>
      <style:text-properties style:font-name="PT Sans Narrow" fo:font-family="'PT Sans Narrow'" style:font-family-generic="roman" style:font-pitch="variable" fo:font-size="14pt" style:font-name-asian="PT Sans Narrow2" style:font-family-asian="'PT Sans Narrow'" style:font-family-generic-asian="system" style:font-pitch-asian="variable" style:font-size-asian="14pt" style:font-name-complex="PT Sans Narrow2"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Drawing_20_Style" style:display-name="Default Drawing Style" style:family="paragraph">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ubtitle">
      <loext:graphic-properties draw:fill="none" draw:fill-color="#ffffff"/>
      <style:paragraph-properties fo:margin-left="0in" fo:margin-right="0in" fo:margin-top="0.4165in" fo:margin-bottom="0in" loext:contextual-spacing="false" fo:line-height="100%" fo:text-align="end" style:justify-single-word="false" fo:text-indent="0in" style:auto-text-indent="false" fo:break-before="auto" fo:break-after="auto" fo:background-color="transparent" fo:padding="0in" fo:border="none" style:shadow="none"/>
    </style:style>
    <style:style style:name="MP2" style:family="paragraph" style:parent-style-name="normal">
      <loext:graphic-properties draw:fill="none" draw:fill-color="#ffffff"/>
      <style:paragraph-properties fo:margin-top="0.0835in" fo:margin-bottom="0.139in" loext:contextual-spacing="false" fo:line-height="100%" fo:break-before="auto" fo:break-after="auto" fo:background-color="transparent" fo:padding="0in" fo:border="none" style:shadow="none"/>
    </style:style>
    <style:style style:name="MP3" style:family="paragraph" style:parent-style-name="normal">
      <loext:graphic-properties draw:fill="none" draw:fill-color="#ffffff"/>
      <style:paragraph-properties fo:margin-top="0.4165in" fo:margin-bottom="0in" loext:contextual-spacing="false" fo:line-height="100%" fo:break-before="auto" fo:break-after="auto" fo:background-color="transparent" fo:padding="0in" fo:border="none" style:shadow="none"/>
    </style:style>
    <style:style style:name="MP4" style:family="paragraph" style:parent-style-name="normal">
      <loext:graphic-properties draw:fill="none" draw:fill-color="#ffffff"/>
      <style:paragraph-properties fo:break-before="auto" fo:break-after="auto" fo:background-color="transparent" fo:padding="0in" fo:border="none" style:shadow="non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7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page-layout>
    <style:page-layout style:name="Mpm2">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page-number text:select-page="current">3</text:page-number></text:p>
        <text:p text:style-name="MP2"><draw:frame draw:style-name="Mfr1" draw:name="image1.png" text:anchor-type="as-char" svg:width="6.4701in" svg:height="0.1146in" draw:z-index="2"><draw:image xlink:href="Pictures/1000020100000577000000125142FE91682DEFD7.png" xlink:type="simple" xlink:show="embed" xlink:actuate="onLoad" loext:mime-type="image/png"/><svg:desc>horizontal line</svg:desc></draw:frame></text:p>
      </style:head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6-20T15:07:53.367640023</dc:date>
    <meta:editing-duration>PT26M23S</meta:editing-duration>
    <meta:editing-cycles>5</meta:editing-cycles>
    <meta:generator>LibreOffice/6.4.7.2$Linux_X86_64 LibreOffice_project/40$Build-2</meta:generator>
    <meta:document-statistic meta:table-count="0" meta:image-count="1" meta:object-count="0" meta:page-count="4" meta:paragraph-count="49" meta:word-count="525" meta:character-count="2975" meta:non-whitespace-character-count="2485"/>
  </office:meta>
</office:document-meta>
</file>